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.5pt" officeooo:rsid="0007eaf6" officeooo:paragraph-rsid="0007eaf6" style:font-size-asian="11.5pt" style:font-size-complex="11.5pt"/>
    </style:style>
    <style:style style:name="P2" style:family="paragraph" style:parent-style-name="Standard">
      <style:text-properties fo:font-size="11.5pt" officeooo:rsid="0007eaf6" officeooo:paragraph-rsid="00081014" style:font-size-asian="11.5pt" style:font-size-complex="11.5pt"/>
    </style:style>
    <style:style style:name="P3" style:family="paragraph" style:parent-style-name="Standard">
      <style:text-properties fo:font-size="11.5pt" officeooo:rsid="00081014" officeooo:paragraph-rsid="00081014" style:font-size-asian="11.5pt" style:font-size-complex="11.5pt"/>
    </style:style>
    <style:style style:name="P4" style:family="paragraph" style:parent-style-name="Standard">
      <style:text-properties fo:font-size="11.5pt" officeooo:rsid="0008de33" officeooo:paragraph-rsid="0008de33" style:font-size-asian="11.5pt" style:font-size-complex="11.5pt"/>
    </style:style>
    <style:style style:name="P5" style:family="paragraph" style:parent-style-name="Standard">
      <style:text-properties fo:font-size="11.5pt" officeooo:rsid="00119b77" officeooo:paragraph-rsid="00119b77" style:font-size-asian="11.5pt" style:font-size-complex="11.5pt"/>
    </style:style>
    <style:style style:name="P6" style:family="paragraph" style:parent-style-name="Standard">
      <style:text-properties fo:font-size="11.5pt" fo:font-style="italic" officeooo:rsid="000b8c69" officeooo:paragraph-rsid="000b8c69" style:font-size-asian="11.5pt" style:font-style-asian="italic" style:font-size-complex="11.5pt" style:font-style-complex="italic"/>
    </style:style>
    <style:style style:name="P7" style:family="paragraph" style:parent-style-name="Standard">
      <style:text-properties fo:font-size="11.5pt" fo:font-style="normal" officeooo:rsid="000b8c69" officeooo:paragraph-rsid="000b8c69" style:font-size-asian="11.5pt" style:font-style-asian="normal" style:font-size-complex="11.5pt" style:font-style-complex="normal"/>
    </style:style>
    <style:style style:name="P8" style:family="paragraph" style:parent-style-name="Standard">
      <style:text-properties fo:font-size="11.5pt" fo:font-style="normal" officeooo:rsid="000ca34c" officeooo:paragraph-rsid="000ca34c" style:font-size-asian="11.5pt" style:font-style-asian="normal" style:font-size-complex="11.5pt" style:font-style-complex="normal"/>
    </style:style>
    <style:style style:name="P9" style:family="paragraph" style:parent-style-name="Standard">
      <style:text-properties fo:font-size="11.5pt" fo:font-style="normal" officeooo:rsid="000c4fde" officeooo:paragraph-rsid="000c4fde" style:font-size-asian="11.5pt" style:font-style-asian="normal" style:font-size-complex="11.5pt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7eaf6" officeooo:paragraph-rsid="0007eaf6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text-properties fo:font-size="11.5pt" officeooo:rsid="00081014" officeooo:paragraph-rsid="00081014" style:font-size-asian="11.5pt" style:font-size-complex="11.5pt"/>
    </style:style>
    <style:style style:name="P12" style:family="paragraph" style:parent-style-name="Standard" style:list-style-name="L2">
      <style:text-properties fo:font-size="11.5pt" officeooo:rsid="00081014" officeooo:paragraph-rsid="00081014" style:font-size-asian="11.5pt" style:font-size-complex="11.5pt"/>
    </style:style>
    <style:style style:name="P13" style:family="paragraph" style:parent-style-name="Standard" style:list-style-name="L2">
      <style:text-properties fo:font-size="11.5pt" officeooo:rsid="00081014" officeooo:paragraph-rsid="0008de33" style:font-size-asian="11.5pt" style:font-size-complex="11.5pt"/>
    </style:style>
    <style:style style:name="P14" style:family="paragraph" style:parent-style-name="Standard" style:list-style-name="L3">
      <style:text-properties fo:font-size="11.5pt" officeooo:rsid="0008de33" officeooo:paragraph-rsid="0008de33" style:font-size-asian="11.5pt" style:font-size-complex="11.5pt"/>
    </style:style>
    <style:style style:name="P15" style:family="paragraph" style:parent-style-name="Standard" style:list-style-name="L3">
      <style:text-properties fo:font-size="11.5pt" officeooo:rsid="0008de33" officeooo:paragraph-rsid="00123fa0" style:font-size-asian="11.5pt" style:font-size-complex="11.5pt"/>
    </style:style>
    <style:style style:name="P16" style:family="paragraph" style:parent-style-name="Standard" style:list-style-name="L3">
      <style:text-properties fo:font-size="11.5pt" officeooo:rsid="00123fa0" officeooo:paragraph-rsid="00123fa0" style:font-size-asian="11.5pt" style:font-size-complex="11.5pt"/>
    </style:style>
    <style:style style:name="P17" style:family="paragraph" style:parent-style-name="Standard" style:list-style-name="L4">
      <style:text-properties fo:font-size="11.5pt" officeooo:rsid="000b8c69" officeooo:paragraph-rsid="000b8c69" style:font-size-asian="11.5pt" style:font-size-complex="11.5pt"/>
    </style:style>
    <style:style style:name="P18" style:family="paragraph" style:parent-style-name="Standard" style:list-style-name="L3">
      <style:text-properties fo:font-size="11.5pt" officeooo:rsid="0014834e" officeooo:paragraph-rsid="0014834e" style:font-size-asian="11.5pt" style:font-size-complex="11.5pt"/>
    </style:style>
    <style:style style:name="P19" style:family="paragraph" style:parent-style-name="Standard" style:list-style-name="L2">
      <style:text-properties fo:font-size="11.5pt" fo:font-style="italic" officeooo:rsid="00081014" officeooo:paragraph-rsid="0008de33" style:font-size-asian="11.5pt" style:font-style-asian="italic" style:font-size-complex="11.5pt" style:font-style-complex="italic"/>
    </style:style>
    <style:style style:name="P20" style:family="paragraph" style:parent-style-name="Standard" style:list-style-name="L2">
      <style:text-properties fo:font-size="11.5pt" fo:font-style="italic" officeooo:rsid="0008de33" officeooo:paragraph-rsid="0008de33" style:font-size-asian="11.5pt" style:font-style-asian="italic" style:font-size-complex="11.5pt" style:font-style-complex="italic"/>
    </style:style>
    <style:style style:name="P21" style:family="paragraph" style:parent-style-name="Standard" style:list-style-name="L3">
      <style:text-properties fo:font-size="11.5pt" fo:font-style="italic" officeooo:rsid="0008de33" officeooo:paragraph-rsid="0008de33" style:font-size-asian="11.5pt" style:font-style-asian="italic" style:font-size-complex="11.5pt" style:font-style-complex="italic"/>
    </style:style>
    <style:style style:name="P22" style:family="paragraph" style:parent-style-name="Standard" style:list-style-name="L4">
      <style:text-properties fo:font-size="11.5pt" fo:font-style="italic" officeooo:rsid="000b8c69" officeooo:paragraph-rsid="000b8c69" style:font-size-asian="11.5pt" style:font-style-asian="italic" style:font-size-complex="11.5pt" style:font-style-complex="italic"/>
    </style:style>
    <style:style style:name="P23" style:family="paragraph" style:parent-style-name="Standard" style:list-style-name="L5">
      <style:text-properties fo:font-size="11.5pt" fo:font-style="italic" officeooo:rsid="000fb5e1" officeooo:paragraph-rsid="000fb5e1" style:font-size-asian="11.5pt" style:font-style-asian="italic" style:font-size-complex="11.5pt" style:font-style-complex="italic"/>
    </style:style>
    <style:style style:name="P24" style:family="paragraph" style:parent-style-name="Standard" style:list-style-name="L6">
      <style:text-properties fo:font-size="11.5pt" fo:font-style="italic" officeooo:rsid="000fb5e1" officeooo:paragraph-rsid="000fb5e1" style:font-size-asian="11.5pt" style:font-style-asian="italic" style:font-size-complex="11.5pt" style:font-style-complex="italic"/>
    </style:style>
    <style:style style:name="P25" style:family="paragraph" style:parent-style-name="Standard" style:list-style-name="L4">
      <style:text-properties fo:font-size="11.5pt" fo:font-style="normal" officeooo:rsid="000b8c69" officeooo:paragraph-rsid="000b8c69" style:font-size-asian="11.5pt" style:font-style-asian="normal" style:font-size-complex="11.5pt" style:font-style-complex="normal"/>
    </style:style>
    <style:style style:name="P26" style:family="paragraph" style:parent-style-name="Standard" style:list-style-name="L5">
      <style:text-properties fo:font-size="11.5pt" fo:font-style="normal" officeooo:rsid="000ca34c" officeooo:paragraph-rsid="000ca34c" style:font-size-asian="11.5pt" style:font-style-asian="normal" style:font-size-complex="11.5pt" style:font-style-complex="normal"/>
    </style:style>
    <style:style style:name="P27" style:family="paragraph" style:parent-style-name="Standard" style:list-style-name="L6">
      <style:text-properties fo:font-size="11.5pt" fo:font-style="normal" officeooo:rsid="000ca34c" officeooo:paragraph-rsid="000ca34c" style:font-size-asian="11.5pt" style:font-style-asian="normal" style:font-size-complex="11.5pt" style:font-style-complex="normal"/>
    </style:style>
    <style:style style:name="P28" style:family="paragraph" style:parent-style-name="Standard" style:list-style-name="L7">
      <style:text-properties fo:font-size="11.5pt" fo:font-style="normal" officeooo:rsid="000ca34c" officeooo:paragraph-rsid="000ca34c" style:font-size-asian="11.5pt" style:font-style-asian="normal" style:font-size-complex="11.5pt" style:font-style-complex="normal"/>
    </style:style>
    <style:style style:name="P29" style:family="paragraph" style:parent-style-name="Standard" style:list-style-name="L8">
      <style:text-properties fo:font-size="11.5pt" fo:font-style="normal" officeooo:rsid="000ca34c" officeooo:paragraph-rsid="000ca34c" style:font-size-asian="11.5pt" style:font-style-asian="normal" style:font-size-complex="11.5pt" style:font-style-complex="normal"/>
    </style:style>
    <style:style style:name="T1" style:family="text">
      <style:text-properties officeooo:rsid="00081014"/>
    </style:style>
    <style:style style:name="T2" style:family="text">
      <style:text-properties officeooo:rsid="0008de3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c4fde"/>
    </style:style>
    <style:style style:name="T5" style:family="text">
      <style:text-properties officeooo:rsid="000ca34c"/>
    </style:style>
    <style:style style:name="T6" style:family="text">
      <style:text-properties officeooo:rsid="000e9da6"/>
    </style:style>
    <style:style style:name="T7" style:family="text">
      <style:text-properties officeooo:rsid="000fb5e1"/>
    </style:style>
    <style:style style:name="T8" style:family="text">
      <style:text-properties officeooo:rsid="00119b77"/>
    </style:style>
    <style:style style:name="T9" style:family="text">
      <style:text-properties officeooo:rsid="00123f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urso de Arduino Básico, Orientado a la Adquisición de Datos</text:p>
      <text:p text:style-name="P1"/>
      <text:p text:style-name="P2">Bloque 1 Introducción <text:span text:style-name="T1">a Arduino</text:span>: </text:p>
      <text:p text:style-name="P1"/>
      <text:list xml:id="list3359096168" text:style-name="L1">
        <text:list-item>
          <text:p text:style-name="P11">Orígenes de Arduino, filosofía de Software/Hardware Libre</text:p>
        </text:list-item>
        <text:list-item>
          <text:p text:style-name="P11">Componentes de la placa Arduino</text:p>
        </text:list-item>
        <text:list-item>
          <text:p text:style-name="P11">Diferencias entre PIC/Arduino/PLC</text:p>
        </text:list-item>
        <text:list-item>
          <text:p text:style-name="P11">IDE de Arduino: <text:span text:style-name="T3">Instalación y primer programa “hola mundo”</text:span></text:p>
        </text:list-item>
      </text:list>
      <text:p text:style-name="P3"/>
      <text:p text:style-name="P2">Bloque <text:span text:style-name="T1">2</text:span>: <text:span text:style-name="T1">Tipos de Datos y Operaciones Aritméticas</text:span></text:p>
      <text:p text:style-name="P2"/>
      <text:list xml:id="list4092270459" text:style-name="L2">
        <text:list-item>
          <text:p text:style-name="P12">Memorias de Arduino</text:p>
        </text:list-item>
        <text:list-item>
          <text:p text:style-name="P12">Tipos de Datos</text:p>
        </text:list-item>
        <text:list-item>
          <text:p text:style-name="P12">Operaciones Aritméticas, <text:span text:style-name="T2">Operaciones lógicas</text:span></text:p>
        </text:list-item>
        <text:list-item>
          <text:p text:style-name="P13">Cálculos básicos con Arduino: </text:p>
          <text:list>
            <text:list-item>
              <text:p text:style-name="P19">Arduino como <text:span text:style-name="T2">C</text:span>alculadora.</text:p>
            </text:list-item>
            <text:list-item>
              <text:p text:style-name="P20">Arduino como Combinacional</text:p>
            </text:list-item>
          </text:list>
        </text:list-item>
      </text:list>
      <text:p text:style-name="P5"/>
      <text:p text:style-name="P4">Bloque 3: Estructuras de flujo</text:p>
      <text:list xml:id="list481756462" text:style-name="L3">
        <text:list-item>
          <text:p text:style-name="P14">If, else</text:p>
        </text:list-item>
        <text:list-item>
          <text:p text:style-name="P14">for</text:p>
        </text:list-item>
        <text:list-item>
          <text:p text:style-name="P18">while</text:p>
        </text:list-item>
        <text:list-item>
          <text:p text:style-name="P15"><text:span text:style-name="T9">do </text:span>whil<text:span text:style-name="T8">e</text:span></text:p>
        </text:list-item>
        <text:list-item>
          <text:p text:style-name="P16">Array</text:p>
        </text:list-item>
        <text:list-item>
          <text:p text:style-name="P21">Calculo de Promedios, Desviación con Arduino</text:p>
        </text:list-item>
      </text:list>
      <text:p text:style-name="P4"/>
      <text:p text:style-name="P4">Bloque 4: Entradas y Salidas</text:p>
      <text:list xml:id="list266813376" text:style-name="L4">
        <text:list-item>
          <text:p text:style-name="P17">Concepto de Analógico y Digital y PWM</text:p>
        </text:list-item>
        <text:list-item>
          <text:p text:style-name="P17">Entradas Digitales en Arduino</text:p>
        </text:list-item>
        <text:list-item>
          <text:p text:style-name="P17">Salidas Digitales en Arduino</text:p>
        </text:list-item>
        <text:list-item>
          <text:p text:style-name="P22">Ejemplo de Controlador Básico de Motor con Arranque y Parada</text:p>
        </text:list-item>
        <text:list-item>
          <text:p text:style-name="P25">Entrada Analógica en Arduino</text:p>
        </text:list-item>
        <text:list-item>
          <text:p text:style-name="P22">Ejemplo de Controlador Básico de termperatura ON/OFF</text:p>
        </text:list-item>
        <text:list-item>
          <text:p text:style-name="P25">Salida PWM en Arduino</text:p>
        </text:list-item>
        <text:list-item>
          <text:p text:style-name="P22">Ejemplo de Regulador de brillo en LED</text:p>
        </text:list-item>
      </text:list>
      <text:p text:style-name="P6"/>
      <text:p text:style-name="P8">Bloque 6: Funciones <text:span text:style-name="T6">e Introducción a</text:span> Objetos</text:p>
      <text:list xml:id="list1844809236" text:style-name="L5">
        <text:list-item>
          <text:p text:style-name="P26">Subrutinas</text:p>
        </text:list-item>
        <text:list-item>
          <text:p text:style-name="P26">Funcione<text:span text:style-name="T7">s</text:span></text:p>
        </text:list-item>
        <text:list-item>
          <text:p text:style-name="P26">Clases y Métodos</text:p>
        </text:list-item>
        <text:list-item>
          <text:p text:style-name="P23">Temporizador como objeto</text:p>
        </text:list-item>
      </text:list>
      <text:p text:style-name="P6"/>
      <text:p text:style-name="P7">Bloque <text:span text:style-name="T5">7</text:span>: <text:span text:style-name="T4">Comunicaciones</text:span></text:p>
      <text:list xml:id="list437027600" text:style-name="L6">
        <text:list-item>
          <text:p text:style-name="P27">Comunicación Serie de Arduino</text:p>
        </text:list-item>
        <text:list-item>
          <text:p text:style-name="P27">Comunicación I2C</text:p>
        </text:list-item>
        <text:list-item>
          <text:p text:style-name="P27">Comunicación Modbus</text:p>
        </text:list-item>
        <text:list-item>
          <text:p text:style-name="P24">Comunicación Serie entre Arduinos</text:p>
          <text:p text:style-name="P27"/>
        </text:list-item>
      </text:list>
      <text:p text:style-name="P9">Bloque <text:span text:style-name="T5">8</text:span>: Aplicaciones a Ensayos</text:p>
      <text:list xml:id="list3198228317" text:style-name="L7">
        <text:list-item>
          <text:p text:style-name="P28">A Definir</text:p>
        </text:list-item>
      </text:list>
      <text:p text:style-name="P8"/>
      <text:p text:style-name="P9">Bloque <text:span text:style-name="T5">9</text:span>: Errores y <text:span text:style-name="T5">dificultades</text:span> frecuentes</text:p>
      <text:list xml:id="list3002577161" text:style-name="L8">
        <text:list-item>
          <text:p text:style-name="P29">Errores de Redondeo</text:p>
        </text:list-item>
        <text:list-item>
          <text:p text:style-name="P29">Comprobación de Memorias</text:p>
        </text:list-item>
        <text:list-item>
          <text:p text:style-name="P29"><text:soft-page-break/>Tiempos de Lectura y Procesamiento</text:p>
        </text:list-item>
        <text:list-item>
          <text:p text:style-name="P29">Problemas de Compilació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20:34:07.537000000</meta:creation-date>
    <dc:date>2020-02-15T17:40:32.075364006</dc:date>
    <meta:editing-duration>PT1H16M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47" meta:word-count="232" meta:character-count="1350" meta:non-whitespace-character-count="1200"/>
  </office:meta>
</office:document-meta>
</file>